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6.456cm"/>
    </style:style>
    <style:style style:name="co5" style:family="table-column">
      <style:table-column-properties fo:break-before="auto" style:column-width="7.43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30" table:default-cell-style-name="ce1"/>
        <table:table-column table:style-name="co6" table:number-columns-repeated="889" table:default-cell-style-name="ce1"/>
        <table:table-row table:style-name="ro2">
          <table:table-cell office:value-type="string">
            <text:p>Nombre</text:p>
          </table:table-cell>
          <table:table-cell office:value-type="string">
            <text:p>horario1</text:p>
          </table:table-cell>
          <table:table-cell office:value-type="string">
            <text:p>horario2</text:p>
          </table:table-cell>
          <table:table-cell office:value-type="string">
            <text:p>horario3</text:p>
          </table:table-cell>
          <table:table-cell office:value-type="string">
            <text:p>horario4</text:p>
          </table:table-cell>
          <table:table-cell office:value-type="string">
            <text:p>#</text:p>
          </table:table-cell>
          <table:table-cell office:value-type="string">
            <text:p>Estaciones----&gt;</text:p>
          </table:table-cell>
          <table:table-cell table:number-columns-repeated="1017"/>
        </table:table-row>
        <table:table-row table:style-name="ro3">
          <table:table-cell office:value-type="string">
            <text:p>F1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ber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rdio Infantí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zuré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calá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ad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pe Sier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éro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lor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l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famil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Jiméne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e La Saba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 Fason - Cr 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DS - Cr 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na Industr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 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ade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sell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ndo Aventu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ndal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nder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v 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iblioteca Tin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tio Bonit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Américas</text:p>
          </table:table-cell>
          <table:table-cell table:number-columns-repeated="2" office:value-type="float" office:value="0">
            <text:p>0</text:p>
          </table:table-cell>
          <table:table-cell table:number-columns-repeated="889"/>
        </table:table-row>
        <table:table-row table:style-name="ro3">
          <table:table-cell office:value-type="string">
            <text:p>B1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Améric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tio Bonit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iblioteca Tin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v 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nder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ndal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undo Aventu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sell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ade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méricas - Cr 53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uente Arand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r 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na Industr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DS - Cr 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 Fason - Cr 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e La Saba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Jiméne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ofamil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l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lor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éro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rad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calá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zuré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rdio Infantí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ber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Norte</text:p>
          </table:table-cell>
          <table:table-cell table:number-columns-repeated="2" office:value-type="float" office:value="0">
            <text:p>0</text:p>
          </table:table-cell>
          <table:table-cell table:number-columns-repeated="889"/>
        </table:table-row>
        <table:table-row table:style-name="ro3">
          <table:table-cell office:value-type="string">
            <text:p>C2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do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del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villa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enec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querí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ral Santa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8a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0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ta Isabe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unero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loquema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El Dorad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. Nacio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mp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lise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món Boliv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Ch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 Mart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onegr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Cl 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Cl 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uentelarg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ai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umedal Cordo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za - Cl 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Av. Boyacá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atami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 Ange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Tv 91</text:p>
          </table:table-cell>
          <table:table-cell table:number-columns-repeated="2" office:value-type="float" office:value="0">
            <text:p>0</text:p>
          </table:table-cell>
          <table:table-cell table:number-columns-repeated="916"/>
        </table:table-row>
        <table:table-row table:style-name="ro3">
          <table:table-cell office:value-type="string">
            <text:p>G2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Su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 Campiñ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Tv 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 Angel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ratami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Av. Boyacá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za - Cl 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umedal Cordo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ai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uentelarg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Cl 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Cl 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onegr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 Mart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Ch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món Boliv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lise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mp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. Nacio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El Dorad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loquema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unero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ta Isabe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0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8a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ral Santa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querí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enec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villa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delena</text:p>
          </table:table-cell>
          <table:table-cell table:number-columns-repeated="2" office:value-type="float" office:value="0">
            <text:p>0</text:p>
          </table:table-cell>
          <table:table-cell table:number-columns-repeated="916"/>
        </table:table-row>
        <table:table-row table:style-name="ro3">
          <table:table-cell office:value-type="string">
            <text:p>C16</text:p>
          </table:table-cell>
          <table:table-cell table:number-columns-repeated="2"/>
          <table:table-cell office:value-type="string">
            <text:p>1,2,3,4,5,6 : 5:00 am - 9:00 am</text:p>
          </table:table-cell>
          <table:table-cell office:value-type="string">
            <text:p>6 : de 4:00 pm - 8:0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enec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ral Santa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8a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0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ta Isabe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. Nacio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mp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lise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món Boliv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Ch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 Mart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onegr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Cl 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uentelarg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ai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Av. Boyacá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Tv 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 Campiñ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Suba</text:p>
          </table:table-cell>
          <table:table-cell table:number-columns-repeated="2" office:value-type="float" office:value="0">
            <text:p>0</text:p>
          </table:table-cell>
          <table:table-cell table:number-columns-repeated="949"/>
        </table:table-row>
        <table:table-row table:style-name="ro3">
          <table:table-cell office:value-type="string">
            <text:p>G16</text:p>
          </table:table-cell>
          <table:table-cell table:number-columns-repeated="2"/>
          <table:table-cell office:value-type="string">
            <text:p>1,2,3,4,5,6 : 5:00 am - 9:00 am</text:p>
          </table:table-cell>
          <table:table-cell office:value-type="string">
            <text:p>6 : de 4:00 pm - 8:00 pm</text:p>
          </table:table-cell>
          <table:table-cell office:value-type="string">
            <text:p>#</text:p>
          </table:table-cell>
          <table:table-cell office:value-type="string">
            <text:p>Portal Su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a Campiñ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Tv 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Av. Boyacá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ai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uentelarg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uba - Cl 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onegr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 Mart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. Ch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imón Boliv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lise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mp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. Nacio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nta Isabe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0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QS - Cl 38a 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ral Santa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enec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table:number-columns-repeated="949"/>
        </table:table-row>
        <table:table-row table:style-name="ro3">
          <table:table-cell office:value-type="string">
            <text:p>B54</text:p>
          </table:table-cell>
          <table:table-cell table:number-columns-repeated="2"/>
          <table:table-cell office:value-type="string">
            <text:p>1,2,3,4,5 : 5:30 am - 8:00 am</text:p>
          </table:table-cell>
          <table:table-cell/>
          <table:table-cell office:value-type="string">
            <text:p>#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do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del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ral Santa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éro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pe Sier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zurén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961"/>
        </table:table-row>
        <table:table-row table:style-name="ro3">
          <table:table-cell office:value-type="string">
            <text:p>B11</text:p>
          </table:table-cell>
          <table:table-cell table:number-columns-repeated="2"/>
          <table:table-cell office:value-type="string">
            <text:p>1,2,3,4,5 : 5:30 am - 9:00 pm</text:p>
          </table:table-cell>
          <table:table-cell office:value-type="string">
            <text:p>6 : de 6:00 am - 9:3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enec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querí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loquema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. Nacio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mp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scuela Mili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éro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pe Sier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zuré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ber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Norte</text:p>
          </table:table-cell>
          <table:table-cell table:number-columns-repeated="2" office:value-type="float" office:value="0">
            <text:p>0</text:p>
          </table:table-cell>
          <table:table-cell table:number-columns-repeated="961"/>
        </table:table-row>
        <table:table-row table:style-name="ro3">
          <table:table-cell office:value-type="string">
            <text:p>G11</text:p>
          </table:table-cell>
          <table:table-cell table:number-columns-repeated="2"/>
          <table:table-cell office:value-type="string">
            <text:p>1,2,3,4,5 : de 6:00 am - 9:30 pm</text:p>
          </table:table-cell>
          <table:table-cell office:value-type="string">
            <text:p>6 : de 6:3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ober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zuré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pe Sier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éro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scuela Mili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mpí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. Nacion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loquema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icau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querí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eneci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table:number-columns-repeated="961"/>
        </table:table-row>
        <table:table-row table:style-name="ro3">
          <table:table-cell office:value-type="string">
            <text:p>G61</text:p>
          </table:table-cell>
          <table:table-cell table:number-columns-repeated="2"/>
          <table:table-cell office:value-type="string">
            <text:p>1,2,3,4,5 : de 5:00 pm - 8:00 pm</text:p>
          </table:table-cell>
          <table:table-cell/>
          <table:table-cell office:value-type="string">
            <text:p>#</text:p>
          </table:table-cell>
          <table:table-cell office:value-type="string">
            <text:p>Portal Nor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zuré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pe Sierr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 1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ir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éro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eneral Santand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dele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do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ortal Sur</text:p>
          </table:table-cell>
          <table:table-cell table:number-columns-repeated="2" office:value-type="float" office:value="0">
            <text:p>0</text:p>
          </table:table-cell>
          <table:table-cell table:number-columns-repeated="98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99"/>
        </table:table-row>
        <table:table-row table:style-name="ro1">
          <table:table-cell office:value-type="string">
            <text:p>B11</text:p>
          </table:table-cell>
          <table:table-cell table:number-columns-repeated="2"/>
          <table:table-cell office:value-type="string">
            <text:p>1,2,3,4,5 : 5:30 am - 9:00 pm</text:p>
          </table:table-cell>
          <table:table-cell office:value-type="string">
            <text:p>6 : de 6:00 am - 9:3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999"/>
        </table:table-row>
        <table:table-row table:style-name="ro1">
          <table:table-cell office:value-type="string">
            <text:p>G11</text:p>
          </table:table-cell>
          <table:table-cell table:number-columns-repeated="2"/>
          <table:table-cell office:value-type="string">
            <text:p>1,2,3,4,5 : de 6:00 am - 9:30 pm</text:p>
          </table:table-cell>
          <table:table-cell office:value-type="string">
            <text:p>6 : de 6:3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5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CO">
      <number:currency-symbol number:language="es" number:country="CO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21/07/2011</text:date>, <text:time>15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ITOsmosys </meta:initial-creator>
    <dc:creator>ITOsmosys </dc:creator>
    <meta:creation-date>2011-02-23T15:12:17Z</meta:creation-date>
    <dc:date>2011-07-21T15:01:01</dc:date>
    <meta:editing-cycles>5</meta:editing-cycles>
    <meta:editing-duration>PT19H32M36S</meta:editing-duration>
    <meta:document-statistic meta:table-count="3" meta:cell-count="928" meta:object-count="0"/>
  </office:meta>
</office:document-meta>
</file>